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pple-system" svg:font-family="apple-system, BlinkMacSystemFont, 'Segoe UI', 'Noto Sans', Helvetica, Arial, sans-serif, 'Apple Color Emoji', 'Segoe UI Emoji'"/>
  </office:font-face-decls>
  <office:automatic-styles>
    <style:style style:name="P1" style:family="paragraph" style:parent-style-name="Heading_20_1">
      <style:paragraph-properties fo:margin-left="0cm" fo:margin-right="0cm" fo:margin-top="0.635cm" fo:margin-bottom="0.423cm" style:contextual-spacing="false" fo:line-height="100%" fo:orphans="2" fo:widows="2" fo:text-indent="0cm" style:auto-text-indent="false"/>
      <style:text-properties officeooo:paragraph-rsid="000840f4"/>
    </style:style>
    <style:style style:name="P2" style:family="paragraph" style:parent-style-name="Heading_20_2">
      <style:paragraph-properties fo:padding="0.049cm" fo:border="0.06pt solid #e3e3e3"/>
    </style:style>
    <style:style style:name="P3" style:family="paragraph" style:parent-style-name="Heading_20_2">
      <style:paragraph-properties fo:padding="0.049cm" fo:border="0.06pt solid #e3e3e3"/>
      <style:text-properties officeooo:paragraph-rsid="00093856"/>
    </style:style>
    <style:style style:name="P4" style:family="paragraph" style:parent-style-name="Heading_20_3">
      <style:paragraph-properties fo:padding="0.049cm" fo:border="0.06pt solid #e3e3e3"/>
    </style:style>
    <style:style style:name="P5" style:family="paragraph" style:parent-style-name="Text_20_body">
      <style:paragraph-properties fo:margin-left="0cm" fo:margin-right="0cm" fo:margin-top="0.635cm" fo:margin-bottom="0.423cm" style:contextual-spacing="false" fo:line-height="100%" fo:orphans="2" fo:widows="2" fo:text-indent="0cm" style:auto-text-indent="false"/>
      <style:text-properties officeooo:paragraph-rsid="000840f4"/>
    </style:style>
    <style:style style:name="P6" style:family="paragraph" style:parent-style-name="Text_20_body">
      <style:paragraph-properties fo:margin-left="0cm" fo:margin-right="0cm" fo:margin-top="0.635cm" fo:margin-bottom="0.423cm" style:contextual-spacing="false" fo:line-height="100%" fo:orphans="2" fo:widows="2" fo:text-indent="0cm" style:auto-text-indent="false"/>
      <style:text-properties officeooo:paragraph-rsid="000caecf"/>
    </style:style>
    <style:style style:name="P7" style:family="paragraph" style:parent-style-name="Text_20_body">
      <style:paragraph-properties fo:padding="0.049cm" fo:border="0.06pt solid #e3e3e3"/>
    </style:style>
    <style:style style:name="P8" style:family="paragraph" style:parent-style-name="Text_20_body" style:list-style-name="L5">
      <style:paragraph-properties fo:margin-top="0cm" fo:margin-bottom="0cm" style:contextual-spacing="false" fo:padding="0.049cm" fo:border="0.06pt solid #e3e3e3"/>
    </style:style>
    <style:style style:name="P9" style:family="paragraph" style:parent-style-name="Text_20_body" style:list-style-name="L5">
      <style:paragraph-properties fo:padding="0.049cm" fo:border="0.06pt solid #e3e3e3"/>
    </style:style>
    <style:style style:name="P10" style:family="paragraph" style:parent-style-name="Text_20_body" style:list-style-name="L6">
      <style:paragraph-properties fo:margin-top="0cm" fo:margin-bottom="0cm" style:contextual-spacing="false" fo:padding="0.049cm" fo:border="0.06pt solid #e3e3e3"/>
    </style:style>
    <style:style style:name="P11" style:family="paragraph" style:parent-style-name="Text_20_body" style:list-style-name="L6">
      <style:paragraph-properties fo:padding="0.049cm" fo:border="0.06pt solid #e3e3e3"/>
      <style:text-properties officeooo:paragraph-rsid="00093856"/>
    </style:style>
    <style:style style:name="P12" style:family="paragraph" style:parent-style-name="Text_20_body">
      <style:paragraph-properties fo:margin-left="0cm" fo:margin-right="0cm" fo:margin-top="0.635cm" fo:margin-bottom="0.423cm" style:contextual-spacing="false" fo:line-height="100%" fo:orphans="2" fo:widows="2" fo:text-indent="0cm" style:auto-text-indent="false"/>
      <style:text-properties officeooo:rsid="00093856" officeooo:paragraph-rsid="00093856"/>
    </style:style>
    <style:style style:name="P13" style:family="paragraph" style:parent-style-name="Text_20_body">
      <style:paragraph-properties fo:padding="0.049cm" fo:border="0.06pt solid #e3e3e3"/>
      <style:text-properties officeooo:paragraph-rsid="00093856"/>
    </style:style>
    <style:style style:name="P14" style:family="paragraph" style:parent-style-name="Text_20_body">
      <style:paragraph-properties fo:margin-left="0cm" fo:margin-right="0cm" fo:margin-top="0.635cm" fo:margin-bottom="0.423cm" style:contextual-spacing="false" fo:line-height="100%" fo:orphans="2" fo:widows="2" fo:text-indent="0cm" style:auto-text-indent="false"/>
      <style:text-properties officeooo:rsid="000b0607" officeooo:paragraph-rsid="000b0607"/>
    </style:style>
    <style:style style:name="T1" style:family="text">
      <style:text-properties fo:font-variant="normal" fo:text-transform="none" fo:color="#1f2328" loext:opacity="100%" style:font-name="apple-system" fo:font-size="12pt" fo:letter-spacing="normal" fo:font-style="normal" fo:font-weight="normal"/>
    </style:style>
    <style:style style:name="T2" style:family="text">
      <style:text-properties fo:font-variant="normal" fo:text-transform="none" fo:color="#1f2328" loext:opacity="100%" style:font-name="apple-system" fo:font-size="12pt" fo:letter-spacing="normal" fo:font-style="normal" fo:font-weight="normal" officeooo:rsid="000840f4"/>
    </style:style>
    <style:style style:name="T3" style:family="text">
      <style:text-properties fo:font-variant="normal" fo:text-transform="none" fo:color="#1f2328" loext:opacity="100%" style:font-name="apple-system" fo:font-size="12pt" fo:letter-spacing="normal" fo:font-style="normal" fo:font-weight="normal" officeooo:rsid="00093856"/>
    </style:style>
    <style:style style:name="T4" style:family="text">
      <style:text-properties fo:font-variant="normal" fo:text-transform="none" fo:color="#1f2328" loext:opacity="100%" style:font-name="apple-system" fo:font-size="12pt" fo:letter-spacing="normal" fo:font-style="normal" fo:font-weight="normal" officeooo:rsid="000b0607"/>
    </style:style>
    <style:style style:name="T5" style:family="text">
      <style:text-properties fo:font-variant="normal" fo:text-transform="none" fo:color="#1f2328" loext:opacity="100%" style:font-name="apple-system" fo:font-size="12pt" fo:letter-spacing="normal" fo:font-style="normal" fo:font-weight="normal" officeooo:rsid="000caecf"/>
    </style:style>
    <style:style style:name="T6" style:family="text">
      <style:text-properties fo:font-variant="normal" fo:text-transform="none" fo:color="#040c28" loext:opacity="100%" style:font-name="Google Sans" fo:font-size="15pt" fo:letter-spacing="normal" fo:font-style="normal" fo:font-weight="normal" fo:background-color="#d3e3fd" loext:char-shading-value="0"/>
    </style:style>
    <style:style style:name="T7" style:family="text">
      <style:text-properties fo:font-variant="normal" fo:text-transform="none" fo:color="#040c28" loext:opacity="100%" style:font-name="Google Sans" fo:font-size="15pt" fo:letter-spacing="normal" fo:font-style="normal" fo:font-weight="normal" officeooo:rsid="000caecf" fo:background-color="#d3e3fd" loext:char-shading-value="0"/>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text:list-style style:name="L1">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conclusion" text:anchor-type="page" text:anchor-page-number="1" svg:x="-0.741cm" svg:y="0cm" svg:width="0.741cm" draw:z-index="6">
        <draw:text-box fo:min-height="0.741cm">
          <text:p text:style-name="Text_20_body"/>
        </draw:text-box>
      </draw:frame>
      <draw:frame draw:style-name="fr1" draw:name="user-content-objectifs" text:anchor-type="page" text:anchor-page-number="1" svg:x="-0.741cm" svg:y="0cm" svg:width="0.741cm" draw:z-index="5">
        <draw:text-box fo:min-height="0.741cm">
          <text:p text:style-name="Text_20_body"/>
        </draw:text-box>
      </draw:frame>
      <draw:frame draw:style-name="fr1" draw:name="user-content-technologies-utilisées" text:anchor-type="page" text:anchor-page-number="1" svg:x="-0.741cm" svg:y="0cm" svg:width="0.741cm" draw:z-index="4">
        <draw:text-box fo:min-height="0.741cm">
          <text:p text:style-name="Text_20_body"/>
        </draw:text-box>
      </draw:frame>
      <draw:frame draw:style-name="fr1" draw:name="user-content-avantages" text:anchor-type="page" text:anchor-page-number="1" svg:x="-0.741cm" svg:y="0cm" svg:width="0.741cm" draw:z-index="3">
        <draw:text-box fo:min-height="0.741cm">
          <text:p text:style-name="Text_20_body"/>
        </draw:text-box>
      </draw:frame>
      <draw:frame draw:style-name="fr1" draw:name="user-content-fonctionnalités" text:anchor-type="page" text:anchor-page-number="1" svg:x="-0.741cm" svg:y="0cm" svg:width="0.741cm" draw:z-index="2">
        <draw:text-box fo:min-height="0.741cm">
          <text:p text:style-name="Text_20_body"/>
        </draw:text-box>
      </draw:frame>
      <draw:frame draw:style-name="fr1" draw:name="user-content-introduction" text:anchor-type="page" text:anchor-page-number="1" svg:x="-0.741cm" svg:y="0cm" svg:width="0.741cm" draw:z-index="1">
        <draw:text-box fo:min-height="0.741cm">
          <text:p text:style-name="Text_20_body"/>
        </draw:text-box>
      </draw:frame>
      <draw:frame draw:style-name="fr1" draw:name="user-content-firesense-système-de-détection-de-fumée-avancé" text:anchor-type="page" text:anchor-page-number="1" svg:x="-0.741cm" svg:y="0cm" svg:width="0.741cm" draw:z-index="0">
        <draw:text-box fo:min-height="0.741cm">
          <text:p text:style-name="Text_20_body"/>
        </draw:text-box>
      </draw:frame>
      <text:p text:style-name="P5"><text:span text:style-name="T2">Pour ce projet nous avons voulu répondre a une problématique qui était sur le fait que tous les ans les feu ravage nos forets. Pour trouver une solution à ce problème nous avons fait un brainstorming dont la solution a été de réaliser un poteau fait d’une matière ininflammable pouvant détecter les départ de feu de manière précise afin d’aider les pompier et les professionnel prévu a cette effet afin de limiter les dégât et protéger les population qui sont les plus a risques.</text:span></text:p>
      <text:p text:style-name="P5"><text:span text:style-name="T2">Notre solution veut être efficace dans toutes circonstances et pouvant être installer un peu partout dans les foret du monde comme ça nous pourront détecter </text:span><text:span text:style-name="T3">de manière précise les incendies même de type criminel et pouvoir punir les principaux concernés.</text:span></text:p>
      <text:p text:style-name="P6"><text:span text:style-name="T3">P</text:span><text:span text:style-name="T4">our que les professionnels des flammes puisse intervenir de manière précise nous avons décidé de développer un site internet. Sur ce site internet il y a une carte pour voir </text:span><text:span text:style-name="T5">où</text:span><text:span text:style-name="T4"> ce trouve la fumé </text:span></text:p>
      <text:h text:style-name="P1" text:outline-level="1"><text:span text:style-name="T3">FireSense: Système de Détection de Fumée Avancé</text:span></text:h>
      <text:h text:style-name="P2" text:outline-level="2">Introduction</text:h>
      <text:p text:style-name="P7">FireSense est un système innovant de détection de fumée conçu pour anticiper les incendies et protéger les communautés. Basé sur l'utilisation de capteurs MQ2 montés sur des poteaux connectés à des Arduinos, ce système permet une surveillance proactive des émissions de fumée en temps réel. Grâce à un transfert de données vers un serveur central, les zones affectées peuvent être analysées et cartographiées, permettant ainsi une intervention rapide et efficace en cas d'incendie.</text:p>
      <text:h text:style-name="P2" text:outline-level="2">Fonctionnalités</text:h>
      <text:h text:style-name="P4" text:outline-level="3">Capteurs MQ2 et Arduinos</text:h>
      <text:p text:style-name="P7">Les capteurs MQ2 sont utilisés pour détecter les émissions de fumée dans l'environnement. Ces capteurs sont montés sur des poteaux stratégiquement positionnés dans les zones à risque. Les données collectées par les capteurs sont transmises à des Arduinos, qui agissent comme des nœuds de collecte et de transmission.</text:p>
      <text:h text:style-name="P4" text:outline-level="3">Serveur Central</text:h>
      <text:p text:style-name="P7">Un serveur central reçoit les données collectées par les Arduinos et les analyse en temps réel. Il utilise des algorithmes de prédiction pour évaluer le risque d'incendie dans différentes zones. De plus, le serveur central cartographie les zones affectées, ce qui permet aux autorités compétentes de visualiser rapidement les zones à risque et de planifier une réponse appropriée.</text:p>
      <text:h text:style-name="P4" text:outline-level="3"><text:soft-page-break/>Prédiction Avancée des Incendies et Alertes Précoces</text:h>
      <text:p text:style-name="P7">FireSense utilise des algorithmes de prédiction avancée pour anticiper les incendies avant même qu'ils ne se déclenchent. Cette capacité permet aux autorités compétentes d'intervenir rapidement pour minimiser les dommages. De plus, le système envoie des alertes précoces aux autorités et aux habitants concernés, leur permettant ainsi de prendre des mesures immédiates pour assurer leur sécurité.</text:p>
      <text:h text:style-name="P2" text:outline-level="2">Avantages</text:h>
      <text:h text:style-name="P4" text:outline-level="3">Surveillance Proactive</text:h>
      <text:p text:style-name="P7">FireSense offre une surveillance proactive des émissions de fumée en temps réel, ce qui permet une détection précoce des incendies potentiels.</text:p>
      <text:h text:style-name="P4" text:outline-level="3">Intervention Rapide</text:h>
      <text:p text:style-name="P7">Grâce à la prédiction avancée des incendies, FireSense permet une intervention rapide, ce qui réduit les pertes de vies humaines et les dommages matériels.</text:p>
      <text:h text:style-name="P4" text:outline-level="3">Réduction des Risques</text:h>
      <text:p text:style-name="P7">En identifiant les zones à risque et en fournissant des alertes précoces, FireSense contribue à réduire les risques d'incendie et à protéger les communautés.</text:p>
      <text:h text:style-name="P2" text:outline-level="2">Technologies Utilisées</text:h>
      <text:list xml:id="list758867197" text:style-name="L5">
        <text:list-item>
          <text:p text:style-name="P8">Capteurs MQ2 pour la détection de fumée.</text:p>
        </text:list-item>
        <text:list-item>
          <text:p text:style-name="P8">Arduinos pour la collecte et la transmission des données.</text:p>
        </text:list-item>
        <text:list-item>
          <text:p text:style-name="P8">Serveur central pour l'analyse et la cartographie des données.</text:p>
        </text:list-item>
        <text:list-item>
          <text:p text:style-name="P9">Algorithmes de prédiction pour anticiper les incendies.</text:p>
        </text:list-item>
      </text:list>
      <text:h text:style-name="P2" text:outline-level="2">Objectifs</text:h>
      <text:p text:style-name="P7">FireSense vise à atteindre les objectifs suivants :</text:p>
      <text:list xml:id="list778280531" text:style-name="L6">
        <text:list-item>
          <text:p text:style-name="P10">Sauver des vies en anticipant les incendies.</text:p>
        </text:list-item>
        <text:list-item>
          <text:p text:style-name="P11">Protéger les biens en offrant une réponse rapide aux menaces d'incendie.</text:p>
        </text:list-item>
      </text:list>
      <text:h text:style-name="P3" text:outline-level="2">ConclusionFireSense: Système de Détection de Fumée Avancé</text:h>
      <text:p text:style-name="P13">Introduction</text:p>
      <text:p text:style-name="P13">FireSense est un système innovant de détection de fumée conçu pour anticiper les incendies et protéger les communautés. Basé sur l'utilisation de capteurs MQ2 montés sur des poteaux <text:soft-page-break/>connectés à des Arduinos, ce système permet une surveillance proactive des émissions de fumée en temps réel. Grâce à un transfert de données vers un serveur central, les zones affectées peuvent être analysées et cartographiées, permettant ainsi une intervention rapide et efficace en cas d'incendie.</text:p>
      <text:p text:style-name="P13"/>
      <text:p text:style-name="P13">Fonctionnalités</text:p>
      <text:p text:style-name="P13">Capteurs MQ2 et Arduinos</text:p>
      <text:p text:style-name="P13">Les capteurs MQ2 sont utilisés pour détecter les émissions de fumée dans l'environnement. Ces capteurs sont montés sur des poteaux stratégiquement positionnés dans les zones à risque. Les données collectées par les capteurs sont transmises à des Arduinos, qui agissent comme des nœuds de collecte et de transmission.</text:p>
      <text:p text:style-name="P13"/>
      <text:p text:style-name="P13">Serveur Central</text:p>
      <text:p text:style-name="P13">Un serveur central reçoit les données collectées par les Arduinos et les analyse en temps réel. Il utilise des algorithmes de prédiction pour évaluer le risque d'incendie dans différentes zones. De plus, le serveur central cartographie les zones affectées, ce qui permet aux autorités compétentes de visualiser rapidement les zones à risque et de planifier une réponse appropriée.</text:p>
      <text:p text:style-name="P13"/>
      <text:p text:style-name="P13">Prédiction Avancée des Incendies et Alertes Précoces</text:p>
      <text:p text:style-name="P13">FireSense utilise des algorithmes de prédiction avancée pour anticiper les incendies avant même qu'ils ne se déclenchent. Cette capacité permet aux autorités compétentes d'intervenir rapidement pour minimiser les dommages. De plus, le système envoie des alertes précoces aux autorités et aux habitants concernés, leur permettant ainsi de prendre des mesures immédiates pour assurer leur sécurité.</text:p>
      <text:p text:style-name="P13"/>
      <text:p text:style-name="P13">Avantages</text:p>
      <text:p text:style-name="P13">Surveillance Proactive</text:p>
      <text:p text:style-name="P13">FireSense offre une surveillance proactive des émissions de fumée en temps réel, ce qui permet une détection précoce des incendies potentiels.</text:p>
      <text:p text:style-name="P13"/>
      <text:p text:style-name="P13">Intervention Rapide</text:p>
      <text:p text:style-name="P13"><text:soft-page-break/>Grâce à la prédiction avancée des incendies, FireSense permet une intervention rapide, ce qui réduit les pertes de vies humaines et les dommages matériels.</text:p>
      <text:p text:style-name="P13"/>
      <text:p text:style-name="P13">Réduction des Risques</text:p>
      <text:p text:style-name="P13">En identifiant les zones à risque et en fournissant des alertes précoces, FireSense contribue à réduire les risques d'incendie et à protéger les communautés.</text:p>
      <text:p text:style-name="P13"/>
      <text:p text:style-name="P13">Technologies Utilisées</text:p>
      <text:p text:style-name="P13">Capteurs MQ2 pour la détection de fumée.</text:p>
      <text:p text:style-name="P13">Arduinos pour la collecte et la transmission des données.</text:p>
      <text:p text:style-name="P13">Serveur central pour l'analyse et la cartographie des données.</text:p>
      <text:p text:style-name="P13">Algorithmes de prédiction pour anticiper les incendies.</text:p>
      <text:p text:style-name="P13">Objectifs</text:p>
      <text:p text:style-name="P13">FireSense vise à atteindre les objectifs suivants :</text:p>
      <text:p text:style-name="P13"/>
      <text:p text:style-name="P13">Sauver des vies en anticipant les incendies.</text:p>
      <text:p text:style-name="P13">Protéger les biens en offrant une réponse rapide aux menaces d'incendie.</text:p>
      <text:p text:style-name="P13">Conclusion</text:p>
      <text:p text:style-name="P13">FireSense représente une avancée majeure dans la détection et la prévention des incendies, offrant une solution proactive et efficace pour sauver des vies et préserver les communautés. Avec sa capacité à détecter les émissions de fumée en temps réel, prédire les incendies et envoyer des alertes préventives, FireSense est un outil essentiel pour renforcer la sécurité publique.</text:p>
      <text:p text:style-name="P13"/>
      <text:p text:style-name="P13">Cette version plus détaillée de la documentation offre une compréhension approfondie des fonctionnalités, des avantages et des technologies utilisées dans le cadre du projet FireSense. Vous pouvez toujours l'adapter davantage en fonction des spécificités de votre projet et des besoins de votre public cible.</text:p>
      <text:p text:style-name="P7">FireSense représente une avancée majeure dans la détection et la prévention des incendies, offrant <text:soft-page-break/>une solution proactive et efficace pour sauver des vies et préserver les communautés. Avec sa capacité à détecter les émissions de fumée en temps réel, prédire les incendies et envoyer des alertes préventives, FireSense est un outil essentiel pour renforcer la sécurité publique.</text:p>
      <text:p text:style-name="Horizontal_20_Line"/>
      <text:p text:style-name="P7">Cette version plus détaillée de la documentation offre une compréhension approfondie des fonctionnalités, des avantages et des technologies utilisées dans le cadre du projet FireSense. Vous pouvez toujours l'adapter davantage en fonction des spécificités de votre projet et des besoins de votre public cible.</text:p>
      <text:p text:style-name="P12"><text:span text:style-name="T1">Dans ce projet les rôles on été dispersé </text:span></text:p>
      <text:p text:style-name="P12"><text:span text:style-name="T1">1) Le rôles d’Ethan est de concevoir le poteau donc le choix du matériau etc.</text:span></text:p>
      <text:p text:style-name="P12"><text:span text:style-name="T1">2) Le rôles d’Arthur est de faire le montage électronique </text:span><text:span text:style-name="T4">et de programmé les capteurs</text:span></text:p>
      <text:p text:style-name="P14"><text:span text:style-name="T1">3) Le rôles de Lorenzo est de développé la liaison serveur du site (backend)</text:span></text:p>
      <text:p text:style-name="P14"><text:span text:style-name="T1">4) Le rôles d’Anthony est de développé la partie visible du site (frontend)</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3-19T09:55:05.160000000</dc:date>
    <meta:editing-duration>PT5M46S</meta:editing-duration>
    <meta:editing-cycles>1</meta:editing-cycles>
    <meta:document-statistic meta:table-count="0" meta:image-count="0" meta:object-count="0" meta:page-count="5" meta:paragraph-count="65" meta:word-count="1221" meta:character-count="8032" meta:non-whitespace-character-count="6880"/>
    <meta:generator>LibreOffice/7.2.1.2$Windows_X86_64 LibreOffice_project/87b77fad49947c1441b67c559c339af8f3517e22</meta:generator>
  </office:meta>
</office:document-meta>
</file>